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 style:data-style-name="N4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Bi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date" office:date-value="2023-10-29" calcext:value-type="date">
            <text:p>29 Oct 2023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House Rent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date" office:date-value="2023-12-06" calcext:value-type="date">
            <text:p>6 Dec 2023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CCBill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 – Mine</text:p>
          </table:table-cell>
          <table:table-cell table:formula="of:=SUMIF([.D:.D];&quot;M&quot;;[.B:.B])" office:value-type="float" office:value="191000" calcext:value-type="float">
            <text:p>191000</text:p>
          </table:table-cell>
        </table:table-row>
        <table:table-row table:style-name="ro1">
          <table:table-cell office:value-type="date" office:date-value="2023-12-12" calcext:value-type="date">
            <text:p>12 Dec 2023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Hospital Expenses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D – Dad</text:p>
          </table:table-cell>
          <table:table-cell table:formula="of:=SUMIF([.D:.D];&quot;D&quot;;[.B:.B])" office:value-type="float" office:value="48000" calcext:value-type="float">
            <text:p>48000</text:p>
          </table:table-cell>
        </table:table-row>
        <table:table-row table:style-name="ro1">
          <table:table-cell office:value-type="date" office:date-value="2024-01-06" calcext:value-type="date">
            <text:p>6 Jan 2024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House Rent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 – Amjad</text:p>
          </table:table-cell>
          <table:table-cell table:formula="of:=SUMIF([.D:.D];&quot;A&quot;;[.B:.B])" office:value-type="float" office:value="100000" calcext:value-type="float">
            <text:p>100000</text:p>
          </table:table-cell>
        </table:table-row>
        <table:table-row table:style-name="ro1">
          <table:table-cell office:value-type="date" office:date-value="2024-01-09" calcext:value-type="date">
            <text:p>9 Jan 2024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CCBill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[.H4]+[.H5]+[.H6]" office:value-type="float" office:value="339000" calcext:value-type="float">
            <text:p>339000</text:p>
          </table:table-cell>
        </table:table-row>
        <table:table-row table:style-name="ro1">
          <table:table-cell office:value-type="date" office:date-value="2024-02-04" calcext:value-type="date">
            <text:p>4 Feb 2024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Transferred to Amjad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date" office:date-value="2024-03-10" calcext:value-type="date">
            <text:p>10 Mar 2024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CCBill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date" office:date-value="2024-04-06" calcext:value-type="date">
            <text:p>6 Apr 2024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House Rent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date" office:date-value="2024-04-09" calcext:value-type="date">
            <text:p>9 Apr 202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ablets Money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date" office:date-value="2024-04-09" calcext:value-type="date">
            <text:p>9 Apr 2024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CCBill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date" office:date-value="2024-04-22" calcext:value-type="date">
            <text:p>22 Apr 20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ruits and Repairs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date" office:date-value="2024-05-08" calcext:value-type="date">
            <text:p>8 May 2024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House Rent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date" office:date-value="2024-05-12" calcext:value-type="date">
            <text:p>12 May 2024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CCBill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date" office:date-value="2024-05-13" calcext:value-type="date">
            <text:p>13 May 2024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ospital Expenses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date" office:date-value="2024-06-09" calcext:value-type="date">
            <text:p>9 Jun 2024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House Rent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date" office:date-value="2024-06-15" calcext:value-type="date">
            <text:p>15 Jun 2024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My house rent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date" office:date-value="2024-07-10" calcext:value-type="date">
            <text:p>10 Jul 2024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House Rent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date" office:date-value="2024-08-10" calcext:value-type="date">
            <text:p>10 Aug 2024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House Rent</text:p>
          </table:table-cell>
          <table:table-cell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date" office:date-value="2024-08-12" calcext:value-type="date">
            <text:p>12 Aug 2024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cans and Hospital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6T17:40:01.691000000</meta:creation-date>
    <dc:date>2024-08-26T17:57:54.669000000</dc:date>
    <meta:editing-duration>PT7M21S</meta:editing-duration>
    <meta:editing-cycles>3</meta:editing-cycles>
    <meta:generator>LibreOffice/24.2.1.2$Windows_X86_64 LibreOffice_project/db4def46b0453cc22e2d0305797cf981b68ef5ac</meta:generator>
    <meta:document-statistic meta:table-count="1" meta:cell-count="88" meta:object-count="0"/>
  </office:meta>
</office:document-meta>
</file>